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1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86pt"/>
    </style:style>
    <style:style style:name="co4" style:family="table-column">
      <style:table-column-properties fo:break-before="auto" style:column-width="102.05pt"/>
    </style:style>
    <style:style style:name="co5" style:family="table-column">
      <style:table-column-properties fo:break-before="auto" style:column-width="74.81pt"/>
    </style:style>
    <style:style style:name="co6" style:family="table-column">
      <style:table-column-properties fo:break-before="auto" style:column-width="213.79pt"/>
    </style:style>
    <style:style style:name="co7" style:family="table-column">
      <style:table-column-properties fo:break-before="auto" style:column-width="72.06pt"/>
    </style:style>
    <style:style style:name="co8" style:family="table-column">
      <style:table-column-properties fo:break-before="auto" style:column-width="103.61pt"/>
    </style:style>
    <style:style style:name="co9" style:family="table-column">
      <style:table-column-properties fo:break-before="auto" style:column-width="75.34pt"/>
    </style:style>
    <style:style style:name="co10" style:family="table-column">
      <style:table-column-properties fo:break-before="auto" style:column-width="131.81pt"/>
    </style:style>
    <style:style style:name="co11" style:family="table-column">
      <style:table-column-properties fo:break-before="auto" style:column-width="64.29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65.85pt"/>
    </style:style>
    <style:style style:name="co14" style:family="table-column">
      <style:table-column-properties fo:break-before="auto" style:column-width="82.26pt"/>
    </style:style>
    <style:style style:name="co15" style:family="table-column">
      <style:table-column-properties fo:break-before="auto" style:column-width="56.41pt"/>
    </style:style>
    <style:style style:name="co16" style:family="table-column">
      <style:table-column-properties fo:break-before="auto" style:column-width="67.35pt"/>
    </style:style>
    <style:style style:name="co17" style:family="table-column">
      <style:table-column-properties fo:break-before="auto" style:column-width="72.26pt"/>
    </style:style>
    <style:style style:name="co18" style:family="table-column">
      <style:table-column-properties fo:break-before="auto" style:column-width="64.26pt"/>
    </style:style>
    <style:style style:name="co19" style:family="table-column">
      <style:table-column-properties fo:break-before="auto" style:column-width="186.01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306.71pt"/>
    </style:style>
    <style:style style:name="co22" style:family="table-column">
      <style:table-column-properties fo:break-before="auto" style:column-width="174.44pt"/>
    </style:style>
    <style:style style:name="co23" style:family="table-column">
      <style:table-column-properties fo:break-before="auto" style:column-width="91.05pt"/>
    </style:style>
    <style:style style:name="co24" style:family="table-column">
      <style:table-column-properties fo:break-before="auto" style:column-width="219.2pt"/>
    </style:style>
    <style:style style:name="co25" style:family="table-column">
      <style:table-column-properties fo:break-before="auto" style:column-width="187.54pt"/>
    </style:style>
    <style:style style:name="co26" style:family="table-column">
      <style:table-column-properties fo:break-before="auto" style:column-width="90.31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92.61pt"/>
    </style:style>
    <style:style style:name="co29" style:family="table-column">
      <style:table-column-properties fo:break-before="auto" style:column-width="178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4.2pt" fo:break-before="auto" style:use-optimal-row-height="true"/>
    </style:style>
    <style:style style:name="ro10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41" style:family="table-cell" style:parent-style-name="Default" style:data-style-name="N133"/>
    <style:style style:name="ce18" style:family="table-cell" style:parent-style-name="Default" style:data-style-name="N11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2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transparent" fo:wrap-option="wrap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7" style:family="table-cell" style:parent-style-name="Default" style:data-style-name="N104">
      <style:table-cell-properties fo:background-color="transparen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/>
    </style:style>
    <style:style style:name="ce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ext-properties style:font-name="Liberation Sans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anel-kit-funding-calculator'.B21"/>
    </style:style>
    <style:style style:name="ce40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46]))&gt;0)" style:apply-style-name="ConditionalStyle_5f_1" style:base-cell-address="'panel-kit-funding-calculator'.B46"/>
    </style:style>
    <style:style style:name="ce82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rinted-part-funding-calculator'.B21"/>
    </style:style>
    <style:style style:name="ce42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octopanel.B21"/>
    </style:style>
    <style:style style:name="ce8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45]))&gt;0)" style:apply-style-name="ConditionalStyle_5f_1" style:base-cell-address="octopanel.B4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light kit'.B21"/>
    </style:style>
    <style:style style:name="ce88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0]))&gt;0)" style:apply-style-name="ConditionalStyle_5f_1" style:base-cell-address="'photo booth kit'.B20"/>
    </style:style>
    <style:style style:name="ce8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creativity-unleashed-bundle'.B21"/>
    </style:style>
    <style:style style:name="ce90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arallel-production-bundle'.B21"/>
    </style:style>
  </office:automatic-styles>
  <office:body>
    <office:spreadsheet>
      <table:calculation-settings table:automatic-find-labels="false"/>
      <table:table table:name="Overview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4" table:default-cell-style-name="ce18"/>
        <table:table-column table:style-name="co4" table:default-cell-style-name="Default"/>
        <table:table-column table:style-name="co5" table:default-cell-style-name="ce4"/>
        <table:table-column table:style-name="co2" table:default-cell-style-name="ce4"/>
        <table:table-column table:style-name="co2" table:number-columns-repeated="1015" table:default-cell-style-name="Default"/>
        <table:table-row table:style-name="ro1">
          <table:table-cell table:style-name="ce12" office:value-type="string" calcext:value-type="string">
            <text:p>Product</text:p>
          </table:table-cell>
          <table:table-cell table:style-name="ce12" office:value-type="string" calcext:value-type="string">
            <text:p>BOM cost</text:p>
          </table:table-cell>
          <table:table-cell table:style-name="ce12" office:value-type="string" calcext:value-type="string">
            <text:p>COGS</text:p>
          </table:table-cell>
          <table:table-cell table:style-name="ce12" office:value-type="string" calcext:value-type="string">
            <text:p>Campaign Price</text:p>
          </table:table-cell>
          <table:table-cell table:style-name="ce12" office:value-type="string" calcext:value-type="string">
            <text:p>Markup ($)</text:p>
          </table:table-cell>
          <table:table-cell table:style-name="ce12" office:value-type="string" calcext:value-type="string">
            <text:p>Markup (%)</text:p>
          </table:table-cell>
          <table:table-cell table:style-name="ce12" office:value-type="string" calcext:value-type="string">
            <text:p>Campaign goal</text:p>
          </table:table-cell>
          <table:table-cell table:style-name="ce12" office:value-type="string" calcext:value-type="string">
            <text:p>Funding</text:p>
          </table:table-cell>
          <table:table-cell table:style-name="ce12" office:value-type="string" calcext:value-type="string">
            <text:p>Profit</text:p>
          </table:table-cell>
          <table:table-cell table:style-name="ce12" table:number-columns-repeated="1015"/>
        </table:table-row>
        <table:table-row table:style-name="ro1">
          <table:table-cell office:value-type="string" calcext:value-type="string">
            <text:p>Halfstack</text:p>
          </table:table-cell>
          <table:table-cell table:formula="of:=[$'BOM-microcluster-panel-kit'.E15]" office:value-type="currency" office:currency="USD" office:value="96.7033333333333" calcext:value-type="currency">
            <text:p>$96.70</text:p>
          </table:table-cell>
          <table:table-cell table:formula="of:=[$'panel-kit-funding-calculator'.B17]" office:value-type="float" office:value="135.700463333333" calcext:value-type="float">
            <text:p>$135.70</text:p>
          </table:table-cell>
          <table:table-cell table:formula="of:=[$'panel-kit-funding-calculator'.B19]" office:value-type="float" office:value="200" calcext:value-type="float">
            <text:p>$200.00</text:p>
          </table:table-cell>
          <table:table-cell table:formula="of:=[.D2]-[.C2]" office:value-type="float" office:value="64.2995366666667" calcext:value-type="float">
            <text:p>$64.30</text:p>
          </table:table-cell>
          <table:table-cell table:formula="of:=[.E2]/[.D2]" office:value-type="percentage" office:value="0.321497683333333" calcext:value-type="percentage">
            <text:p>32.15%</text:p>
          </table:table-cell>
          <table:table-cell office:value-type="float" office:value="10" calcext:value-type="float">
            <text:p>10</text:p>
          </table:table-cell>
          <table:table-cell table:formula="of:=[.G2]*[.D2]" office:value-type="currency" office:currency="USD" office:value="2000" calcext:value-type="currency">
            <text:p>$2,000.00</text:p>
          </table:table-cell>
          <table:table-cell table:formula="of:=[.G2]*[.E2]" office:value-type="currency" office:currency="USD" office:value="642.995366666667" calcext:value-type="currency">
            <text:p>$6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llstack</text:p>
          </table:table-cell>
          <table:table-cell table:formula="of:=[$'BOM-microcluster-panel-kit'.E33]" office:value-type="currency" office:currency="USD" office:value="151.223333333333" calcext:value-type="currency">
            <text:p>$151.22</text:p>
          </table:table-cell>
          <table:table-cell table:formula="of:=[$'panel-kit-funding-calculator'.B42]" office:value-type="float" office:value="195.617943333333" calcext:value-type="float">
            <text:p>$195.62</text:p>
          </table:table-cell>
          <table:table-cell table:formula="of:=[$'panel-kit-funding-calculator'.B44]" office:value-type="float" office:value="300" calcext:value-type="float">
            <text:p>$300.00</text:p>
          </table:table-cell>
          <table:table-cell table:formula="of:=[.D3]-[.C3]" office:value-type="float" office:value="104.382056666667" calcext:value-type="float">
            <text:p>$104.38</text:p>
          </table:table-cell>
          <table:table-cell table:formula="of:=[.E3]/[.D3]" office:value-type="percentage" office:value="0.347940188888889" calcext:value-type="percentage">
            <text:p>34.79%</text:p>
          </table:table-cell>
          <table:table-cell office:value-type="float" office:value="5" calcext:value-type="float">
            <text:p>5</text:p>
          </table:table-cell>
          <table:table-cell table:formula="of:=[.G3]*[.D3]" office:value-type="currency" office:currency="USD" office:value="1500" calcext:value-type="currency">
            <text:p>$1,500.00</text:p>
          </table:table-cell>
          <table:table-cell table:formula="of:=[.G3]*[.E3]" office:value-type="currency" office:currency="USD" office:value="521.910283333333" calcext:value-type="currency">
            <text:p>$521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nted part kit</text:p>
          </table:table-cell>
          <table:table-cell table:formula="of:=[$'printed parts'.D18]" office:value-type="currency" office:currency="USD" office:value="43.276337037037" calcext:value-type="currency">
            <text:p>$43.28</text:p>
          </table:table-cell>
          <table:table-cell table:formula="of:=[$'printed-part-funding-calculator'.B17]" office:value-type="float" office:value="69.8406944037037" calcext:value-type="float">
            <text:p>$69.84</text:p>
          </table:table-cell>
          <table:table-cell table:formula="of:=[$'printed-part-funding-calculator'.B19]" office:value-type="float" office:value="100" calcext:value-type="float">
            <text:p>$100.00</text:p>
          </table:table-cell>
          <table:table-cell table:formula="of:=[.D4]-[.C4]" office:value-type="float" office:value="30.1593055962963" calcext:value-type="float">
            <text:p>$30.16</text:p>
          </table:table-cell>
          <table:table-cell table:formula="of:=[.E4]/[.D4]" office:value-type="percentage" office:value="0.301593055962963" calcext:value-type="percentage">
            <text:p>30.16%</text:p>
          </table:table-cell>
          <table:table-cell office:value-type="float" office:value="8" calcext:value-type="float">
            <text:p>8</text:p>
          </table:table-cell>
          <table:table-cell table:formula="of:=[.G4]*[.D4]" office:value-type="currency" office:currency="USD" office:value="800" calcext:value-type="currency">
            <text:p>$800.00</text:p>
          </table:table-cell>
          <table:table-cell table:formula="of:=[.G4]*[.E4]" office:value-type="currency" office:currency="USD" office:value="241.274444770371" calcext:value-type="currency">
            <text:p>$241.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ctopi kit</text:p>
          </table:table-cell>
          <table:table-cell table:formula="of:=[$octopanel.I39]" office:value-type="currency" office:currency="USD" office:value="112" calcext:value-type="currency">
            <text:p>$112.00</text:p>
          </table:table-cell>
          <table:table-cell table:formula="of:=[$octopanel.B41]" office:value-type="float" office:value="151.962" calcext:value-type="float">
            <text:p>$151.96</text:p>
          </table:table-cell>
          <table:table-cell table:formula="of:=[$octopanel.B43]" office:value-type="float" office:value="200" calcext:value-type="float">
            <text:p>$200.00</text:p>
          </table:table-cell>
          <table:table-cell table:formula="of:=[.D5]-[.C5]" office:value-type="float" office:value="48.038" calcext:value-type="float">
            <text:p>$48.04</text:p>
          </table:table-cell>
          <table:table-cell table:formula="of:=[.E5]/[.D5]" office:value-type="percentage" office:value="0.24019" calcext:value-type="percentage">
            <text:p>24.02%</text:p>
          </table:table-cell>
          <table:table-cell office:value-type="float" office:value="5" calcext:value-type="float">
            <text:p>5</text:p>
          </table:table-cell>
          <table:table-cell table:formula="of:=[.G5]*[.D5]" office:value-type="currency" office:currency="USD" office:value="1000" calcext:value-type="currency">
            <text:p>$1,000.00</text:p>
          </table:table-cell>
          <table:table-cell table:formula="of:=[.G5]*[.E5]" office:value-type="currency" office:currency="USD" office:value="240.19" calcext:value-type="currency">
            <text:p>$240.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kit</text:p>
          </table:table-cell>
          <table:table-cell table:formula="of:=[$'light kit'.I14]" office:value-type="currency" office:currency="USD" office:value="33" calcext:value-type="currency">
            <text:p>$33.00</text:p>
          </table:table-cell>
          <table:table-cell table:formula="of:=[$'light kit'.B17]" office:value-type="float" office:value="64.042" calcext:value-type="float">
            <text:p>$64.04</text:p>
          </table:table-cell>
          <table:table-cell table:formula="of:=[$'light kit'.B19]" office:value-type="float" office:value="100" calcext:value-type="float">
            <text:p>$100.00</text:p>
          </table:table-cell>
          <table:table-cell table:formula="of:=[.D6]-[.C6]" office:value-type="float" office:value="35.958" calcext:value-type="float">
            <text:p>$35.96</text:p>
          </table:table-cell>
          <table:table-cell table:formula="of:=[.E6]/[.D6]" office:value-type="percentage" office:value="0.35958" calcext:value-type="percentage">
            <text:p>35.96%</text:p>
          </table:table-cell>
          <table:table-cell office:value-type="float" office:value="10" calcext:value-type="float">
            <text:p>10</text:p>
          </table:table-cell>
          <table:table-cell table:formula="of:=[.G6]*[.D6]" office:value-type="currency" office:currency="USD" office:value="1000" calcext:value-type="currency">
            <text:p>$1,000.00</text:p>
          </table:table-cell>
          <table:table-cell table:formula="of:=[.G6]*[.E6]" office:value-type="currency" office:currency="USD" office:value="359.58" calcext:value-type="currency">
            <text:p>$359.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Booth kit</text:p>
          </table:table-cell>
          <table:table-cell table:formula="of:=[$'photo booth kit'.H18]" office:value-type="currency" office:currency="USD" office:value="73" calcext:value-type="currency">
            <text:p>$73.00</text:p>
          </table:table-cell>
          <table:table-cell table:formula="of:=[$'photo booth kit'.B16]" office:value-type="float" office:value="109.6505" calcext:value-type="float">
            <text:p>$109.65</text:p>
          </table:table-cell>
          <table:table-cell table:formula="of:=[$'photo booth kit'.B18]" office:value-type="float" office:value="225" calcext:value-type="float">
            <text:p>$225.00</text:p>
          </table:table-cell>
          <table:table-cell table:formula="of:=[.D7]-[.C7]" office:value-type="float" office:value="115.3495" calcext:value-type="float">
            <text:p>$115.35</text:p>
          </table:table-cell>
          <table:table-cell table:formula="of:=[.E7]/[.D7]" office:value-type="percentage" office:value="0.512664444444444" calcext:value-type="percentage">
            <text:p>51.27%</text:p>
          </table:table-cell>
          <table:table-cell office:value-type="float" office:value="8" calcext:value-type="float">
            <text:p>8</text:p>
          </table:table-cell>
          <table:table-cell table:formula="of:=[.G7]*[.D7]" office:value-type="currency" office:currency="USD" office:value="1800" calcext:value-type="currency">
            <text:p>$1,800.00</text:p>
          </table:table-cell>
          <table:table-cell table:formula="of:=[.G7]*[.E7]" office:value-type="currency" office:currency="USD" office:value="922.796" calcext:value-type="currency">
            <text:p>$922.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ivity unleashed bundle</text:p>
          </table:table-cell>
          <table:table-cell table:style-name="ce41" table:formula="of:=[$'creativity-unleashed-bundle'.B5]" office:value-type="float" office:value="2974.23365773704" calcext:value-type="float">
            <text:p>$2,974.23</text:p>
          </table:table-cell>
          <table:table-cell table:formula="of:=[$'creativity-unleashed-bundle'.B17]" office:value-type="float" office:value="3422.842789853" calcext:value-type="float">
            <text:p>$3,422.84</text:p>
          </table:table-cell>
          <table:table-cell table:formula="of:=[$'creativity-unleashed-bundle'.B19]" office:value-type="float" office:value="3999" calcext:value-type="float">
            <text:p>$3,999.00</text:p>
          </table:table-cell>
          <table:table-cell table:formula="of:=[.D8]-[.C8]" office:value-type="float" office:value="576.157210146997" calcext:value-type="float">
            <text:p>$576.16</text:p>
          </table:table-cell>
          <table:table-cell table:formula="of:=[.E8]/[.D8]" office:value-type="percentage" office:value="0.144075321367091" calcext:value-type="percentage">
            <text:p>14.41%</text:p>
          </table:table-cell>
          <table:table-cell office:value-type="float" office:value="2" calcext:value-type="float">
            <text:p>2</text:p>
          </table:table-cell>
          <table:table-cell table:formula="of:=[.G8]*[.D8]" office:value-type="currency" office:currency="USD" office:value="7998" calcext:value-type="currency">
            <text:p>$7,998.00</text:p>
          </table:table-cell>
          <table:table-cell table:formula="of:=[.G8]*[.E8]" office:value-type="currency" office:currency="USD" office:value="1152.31442029399" calcext:value-type="currency">
            <text:p>$1,152.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llel production bundle</text:p>
          </table:table-cell>
          <table:table-cell table:style-name="ce41" table:formula="of:=[$'parallel-production-bundle'.B5]" office:value-type="float" office:value="8866.10005547407" calcext:value-type="float">
            <text:p>$8,866.10</text:p>
          </table:table-cell>
          <table:table-cell table:formula="of:=[$'parallel-production-bundle'.B17]" office:value-type="float" office:value="10018.893960966" calcext:value-type="float">
            <text:p>$10,018.89</text:p>
          </table:table-cell>
          <table:table-cell table:formula="of:=[$'parallel-production-bundle'.B19]" office:value-type="float" office:value="12500" calcext:value-type="float">
            <text:p>$12,500.00</text:p>
          </table:table-cell>
          <table:table-cell table:formula="of:=[.D9]-[.C9]" office:value-type="float" office:value="2481.10603903399" calcext:value-type="float">
            <text:p>$2,481.11</text:p>
          </table:table-cell>
          <table:table-cell table:formula="of:=[.E9]/[.D9]" office:value-type="percentage" office:value="0.19848848312272" calcext:value-type="percentage">
            <text:p>19.85%</text:p>
          </table:table-cell>
          <table:table-cell office:value-type="float" office:value="1" calcext:value-type="float">
            <text:p>1</text:p>
          </table:table-cell>
          <table:table-cell table:formula="of:=[.G9]*[.D9]" office:value-type="currency" office:currency="USD" office:value="12500" calcext:value-type="currency">
            <text:p>$12,500.00</text:p>
          </table:table-cell>
          <table:table-cell table:formula="of:=[.G9]*[.E9]" office:value-type="currency" office:currency="USD" office:value="2481.10603903399" calcext:value-type="currency">
            <text:p>$2,481.11</text:p>
          </table:table-cell>
          <table:table-cell table:number-columns-repeated="1015"/>
        </table:table-row>
        <table:table-row table:style-name="ro1" table:number-rows-repeated="3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Campaign Funding</text:p>
          </table:table-cell>
          <table:table-cell table:style-name="ce4" table:formula="of:=SUM([.H2:.H9])" office:value-type="currency" office:currency="USD" office:value="28598" calcext:value-type="currency">
            <text:p>$28,598.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profit (before taxes)</text:p>
          </table:table-cell>
          <table:table-cell table:style-name="ce4" table:formula="of:=SUM([.I2:.I9])" office:value-type="currency" office:currency="USD" office:value="6562.16655409836" calcext:value-type="currency">
            <text:p>$6,562.17</text:p>
          </table:table-cell>
          <table:table-cell table:style-name="Default" table:number-columns-repeated="2"/>
          <table:table-cell table:number-columns-repeated="1015"/>
        </table:table-row>
      </table:table>
      <table:table table:name="BOM-microcluster-panel-kit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Microcluster basic (half-stack)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corrugated plastic sheet, Black, 24x36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office:value-type="currency" office:currency="USD" office:value="3.05" calcext:value-type="currency">
            <text:p>$3.05</text:p>
          </table:table-cell>
          <table:table-cell table:style-name="ce4" table:formula="of:=[.D6]*[.B6]" office:value-type="currency" office:currency="USD" office:value="12.2" calcext:value-type="currency">
            <text:p>$12.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G door panel, 24x35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interstateplastics.com/Petg-Vivak-Sheet-PTGCE~~SH.php?vid=20180423232112-8p-C201804232321-4</text:p>
          </table:table-cell>
          <table:table-cell table:formula="of:=52.14/2" office:value-type="currency" office:currency="USD" office:value="26.07" calcext:value-type="currency">
            <text:p>$26.07</text:p>
          </table:table-cell>
          <table:table-cell table:style-name="ce4" table:formula="of:=[.D7]*[.B7]" office:value-type="currency" office:currency="USD" office:value="52.14" calcext:value-type="currency">
            <text:p>$52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8]*[.B8]" office:value-type="currency" office:currency="USD" office:value="1" calcext:value-type="currency">
            <text:p>$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kjmagnetics.com/proddetail.asp?prod=R841</text:p>
          </table:table-cell>
          <table:table-cell office:value-type="currency" office:currency="USD" office:value="0.52" calcext:value-type="currency">
            <text:p>$0.52</text:p>
          </table:table-cell>
          <table:table-cell table:style-name="ce4" table:formula="of:=[.D9]*[.B9]" office:value-type="currency" office:currency="USD" office:value="7.28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D10]*[.B10]" office:value-type="currency" office:currency="USD" office:value="3" calcext:value-type="currency">
            <text:p>$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D11]*[.B11]" office:value-type="currency" office:currency="USD" office:value="7" calcext:value-type="currency">
            <text:p>$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D12]*[.B12]" office:value-type="currency" office:currency="USD" office:value="8" calcext:value-type="currency">
            <text:p>$8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dp/B01BLQL2DU/ref=twister_B00NF8HKI4?_encoding=UTF8&amp;psc=1</text:p>
          </table:table-cell>
          <table:table-cell table:formula="of:=146/24" office:value-type="currency" office:currency="USD" office:value="6.08333333333333" calcext:value-type="currency">
            <text:p>$6.08</text:p>
          </table:table-cell>
          <table:table-cell table:style-name="ce4" table:formula="of:=[.D13]*[.B13]" office:value-type="currency" office:currency="USD" office:value="6.08333333333333" calcext:value-type="currency">
            <text:p>$6.0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13])" office:value-type="currency" office:currency="USD" office:value="96.7033333333333" calcext:value-type="currency">
            <text:p>$96.70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15]+['printed parts'.D18]*0" office:value-type="currency" office:currency="USD" office:value="96.7033333333333" calcext:value-type="currency">
            <text:p>$96.70</text:p>
          </table:table-cell>
          <table:table-cell table:style-name="ce3"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Microcluster full (full-stack)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05" office:value-type="currency" office:currency="USD" office:value="3.05" calcext:value-type="currency">
            <text:p>$3.05</text:p>
          </table:table-cell>
          <table:table-cell table:style-name="ce4" table:formula="of:=[.D24]*[.B24]" office:value-type="currency" office:currency="USD" office:value="24.4" calcext:value-type="currency">
            <text:p>$24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clear panel, 24x22”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interstateplastics.com/Petg-Vivak-Sheet-PTGCE~~SH.php?vid=20180423232112-8p-C201804232321-4</text:p>
          </table:table-cell>
          <table:table-cell table:formula="of:=75.18/6" office:value-type="currency" office:currency="USD" office:value="12.53" calcext:value-type="currency">
            <text:p>$12.53</text:p>
          </table:table-cell>
          <table:table-cell table:style-name="ce4" table:formula="of:=[.D25]*[.B25]" office:value-type="currency" office:currency="USD" office:value="75.18" calcext:value-type="currency">
            <text:p>$75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6]*[.B26]" office:value-type="currency" office:currency="USD" office:value="1" calcext:value-type="currency">
            <text:p>$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kjmagnetics.com/proddetail.asp?prod=R841</text:p>
          </table:table-cell>
          <table:table-cell office:value-type="currency" office:currency="USD" office:value="0.52" calcext:value-type="currency">
            <text:p>$0.52</text:p>
          </table:table-cell>
          <table:table-cell table:style-name="ce4" table:formula="of:=[.D27]*[.B27]" office:value-type="currency" office:currency="USD" office:value="14.56" calcext:value-type="currency">
            <text:p>$14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D28]*[.B28]" office:value-type="currency" office:currency="USD" office:value="3" calcext:value-type="currency">
            <text:p>$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D29]*[.B29]" office:value-type="currency" office:currency="USD" office:value="7" calcext:value-type="currency">
            <text:p>$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D30]*[.B30]" office:value-type="currency" office:currency="USD" office:value="20" calcext:value-type="currency">
            <text:p>$2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dp/B01BLQL2DU/ref=twister_B00NF8HKI4?_encoding=UTF8&amp;psc=1</text:p>
          </table:table-cell>
          <table:table-cell table:formula="of:=146/24" office:value-type="currency" office:currency="USD" office:value="6.08333333333333" calcext:value-type="currency">
            <text:p>$6.08</text:p>
          </table:table-cell>
          <table:table-cell table:style-name="ce4" table:formula="of:=[.D31]*[.B31]" office:value-type="currency" office:currency="USD" office:value="6.08333333333333" calcext:value-type="currency">
            <text:p>$6.0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24:.E31])" office:value-type="currency" office:currency="USD" office:value="151.223333333333" calcext:value-type="currency">
            <text:p>$151.22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4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3]+['printed parts'.D35]*0" office:value-type="currency" office:currency="USD" office:value="151.223333333333" calcext:value-type="currency">
            <text:p>$151.22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" table:style-name="ta1">
        <table:table-column table:style-name="co10" table:default-cell-style-name="Default"/>
        <table:table-column table:style-name="co11" table:default-cell-style-name="ce4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8 by the Colorado Printing Project, ltd. CC-BY-SA 4.0</text:p>
          </table:table-cell>
          <table:covered-table-cell table:number-columns-repeated="9" table:style-name="ce52"/>
          <table:table-cell table:style-name="ce52" table:number-columns-repeated="1010"/>
        </table:table-row>
        <table:table-row table:style-name="ro4">
          <table:table-cell table:style-name="ce52" office:value-type="string" calcext:value-type="string">
            <text:p>Part Name</text:p>
          </table:table-cell>
          <table:table-cell table:style-name="ce52" office:value-type="string" calcext:value-type="string">
            <text:p>$ EA</text:p>
          </table:table-cell>
          <table:table-cell table:style-name="ce52" office:value-type="string" calcext:value-type="string">
            <text:p>$ Total</text:p>
          </table:table-cell>
          <table:table-cell table:style-name="ce52" office:value-type="string" calcext:value-type="string">
            <text:p>Qty</text:p>
          </table:table-cell>
          <table:table-cell table:style-name="ce52" office:value-type="string" calcext:value-type="string">
            <text:p>Mass (g)</text:p>
          </table:table-cell>
          <table:table-cell table:style-name="ce52" office:value-type="string" calcext:value-type="string">
            <text:p>Mass total (g)</text:p>
          </table:table-cell>
          <table:table-cell table:style-name="ce52" office:value-type="string" calcext:value-type="string">
            <text:p>Print time (min)</text:p>
          </table:table-cell>
          <table:table-cell table:style-name="ce52" office:value-type="string" calcext:value-type="string">
            <text:p>Print time total (min)</text:p>
          </table:table-cell>
          <table:table-cell table:style-name="ce52" office:value-type="string" calcext:value-type="string">
            <text:p>Person time (min)</text:p>
          </table:table-cell>
          <table:table-cell table:style-name="ce52" office:value-type="string" calcext:value-type="string">
            <text:p>Person time total (min)</text:p>
          </table:table-cell>
          <table:table-cell table:style-name="ce52" office:value-type="string" calcext:value-type="string">
            <text:p>g/hr</text:p>
          </table:table-cell>
          <table:table-cell table:style-name="ce52" office:value-type="string" calcext:value-type="string">
            <text:p>$/g</text:p>
          </table:table-cell>
          <table:table-cell table:style-name="ce23" table:number-columns-repeated="2"/>
          <table:table-cell table:style-name="ce52" table:number-columns-repeated="1006"/>
        </table:table-row>
        <table:table-row table:style-name="ro5">
          <table:table-cell table:style-name="ce10" table:number-columns-repeated="12"/>
          <table:table-cell table:style-name="ce24"/>
          <table:table-cell table:style-name="ce29"/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slider guider</text:p>
          </table:table-cell>
          <table:table-cell table:formula="of:=([.E4]/1000)*[.$B$15]+([.G4]/60)*([.$B$12]+[.$B$13]+[.$B$14])+([.I4]/60)*[.$B$11]" office:value-type="currency" office:currency="USD" office:value="3.36665" calcext:value-type="currency">
            <text:p>$3.37</text:p>
          </table:table-cell>
          <table:table-cell table:style-name="ce4" table:formula="of:=[.B4]*[.D4]" office:value-type="currency" office:currency="USD" office:value="33.6665" calcext:value-type="currency">
            <text:p>$33.67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[.E4]*[.D4]" office:value-type="float" office:value="950" calcext:value-type="float">
            <text:p>950</text:p>
          </table:table-cell>
          <table:table-cell table:formula="of:=150/4" office:value-type="float" office:value="37.5" calcext:value-type="float">
            <text:p>37.5</text:p>
          </table:table-cell>
          <table:table-cell table:formula="of:=[.G4]*[.D4]" office:value-type="float" office:value="375" calcext:value-type="float">
            <text:p>375</text:p>
          </table:table-cell>
          <table:table-cell table:formula="of:=5/4" office:value-type="float" office:value="1.25" calcext:value-type="float">
            <text:p>1.25</text:p>
          </table:table-cell>
          <table:table-cell table:formula="of:=[.I4]*[.D4]" office:value-type="float" office:value="12.5" calcext:value-type="float">
            <text:p>12.5</text:p>
          </table:table-cell>
          <table:table-cell table:style-name="ce19" table:formula="of:=[.E4]/([.G4]/60)" office:value-type="float" office:value="152" calcext:value-type="float">
            <text:p>152</text:p>
          </table:table-cell>
          <table:table-cell table:style-name="ce4" table:formula="of:=[.B4]/[.E4]" office:value-type="currency" office:currency="USD" office:value="0.0354384210526316" calcext:value-type="currency">
            <text:p>$0.04</text:p>
          </table:table-cell>
          <table:table-cell table:style-name="ce24" table:number-columns-repeated="2"/>
          <table:table-cell table:number-columns-repeated="1006"/>
        </table:table-row>
        <table:table-row table:style-name="ro1">
          <table:table-cell table:style-name="ce11" office:value-type="string" calcext:value-type="string">
            <text:p>panel handle</text:p>
          </table:table-cell>
          <table:table-cell table:formula="of:=([.E5]/1000)*[.$B$15]+([.G5]/60)*([.$B$12]+[.$B$13]+[.$B$14])+([.I5]/60)*[.$B$11]" office:value-type="currency" office:currency="USD" office:value="0.600614814814815" calcext:value-type="currency">
            <text:p>$0.60</text:p>
          </table:table-cell>
          <table:table-cell table:style-name="ce4" table:formula="of:=[.B5]*[.D5]" office:value-type="currency" office:currency="USD" office:value="9.60983703703704" calcext:value-type="currency">
            <text:p>$9.6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E5]*[.D5]" office:value-type="float" office:value="160" calcext:value-type="float">
            <text:p>160</text:p>
          </table:table-cell>
          <table:table-cell table:style-name="ce19" table:formula="of:=100/18" office:value-type="float" office:value="5.55555555555556" calcext:value-type="float">
            <text:p>6</text:p>
          </table:table-cell>
          <table:table-cell table:style-name="ce19" table:formula="of:=[.G5]*[.D5]" office:value-type="float" office:value="88.8888888888889" calcext:value-type="float">
            <text:p>89</text:p>
          </table:table-cell>
          <table:table-cell table:formula="of:=10/10" office:value-type="float" office:value="1" calcext:value-type="float">
            <text:p>1</text:p>
          </table:table-cell>
          <table:table-cell table:formula="of:=[.I5]*[.D5]" office:value-type="float" office:value="16" calcext:value-type="float">
            <text:p>16</text:p>
          </table:table-cell>
          <table:table-cell table:style-name="ce19" table:formula="of:=[.E5]/([.G5]/60)" office:value-type="float" office:value="108" calcext:value-type="float">
            <text:p>108</text:p>
          </table:table-cell>
          <table:table-cell table:style-name="ce4" table:formula="of:=[.B5]/[.E5]" office:value-type="currency" office:currency="USD" office:value="0.0600614814814815" calcext:value-type="currency">
            <text:p>$0.06</text:p>
          </table:table-cell>
          <table:table-cell table:style-name="ce24" table:number-columns-repeated="2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>
            <text:p>Average $/g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5])" office:value-type="currency" office:currency="USD" office:value="43.276337037037" calcext:value-type="currency">
            <text:p>$43.28</text:p>
          </table:table-cell>
          <table:table-cell table:style-name="ce15" table:formula="of:=SUM([.D4:.D5])" office:value-type="float" office:value="26" calcext:value-type="float">
            <text:p>26</text:p>
          </table:table-cell>
          <table:table-cell table:style-name="ce15" table:formula="of:=SUM([.E4:.E5])" office:value-type="float" office:value="105" calcext:value-type="float">
            <text:p>105</text:p>
          </table:table-cell>
          <table:table-cell table:style-name="ce15" table:formula="of:=SUM([.F4:.F5])" office:value-type="float" office:value="1110" calcext:value-type="float">
            <text:p>1,110</text:p>
          </table:table-cell>
          <table:table-cell table:style-name="ce15" table:formula="of:=SUM([.G4:.G5])" office:value-type="float" office:value="43.0555555555556" calcext:value-type="float">
            <text:p>43</text:p>
          </table:table-cell>
          <table:table-cell table:style-name="ce15" table:formula="of:=SUM([.H4:.H5])" office:value-type="float" office:value="463.888888888889" calcext:value-type="float">
            <text:p>464</text:p>
          </table:table-cell>
          <table:table-cell table:style-name="ce15" table:formula="of:=SUM([.I4:.I5])" office:value-type="float" office:value="2.25" calcext:value-type="float">
            <text:p>2</text:p>
          </table:table-cell>
          <table:table-cell table:style-name="ce15" table:formula="of:=SUM([.J4:.J5])" office:value-type="float" office:value="28.5" calcext:value-type="float">
            <text:p>29</text:p>
          </table:table-cell>
          <table:table-cell table:style-name="ce20"/>
          <table:table-cell table:style-name="ce22"/>
          <table:table-cell table:style-name="ce26" table:number-columns-repeated="2"/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5])" office:value-type="currency" office:currency="USD" office:value="1.98363240740741" calcext:value-type="currency">
            <text:p>$1.98</text:p>
          </table:table-cell>
          <table:table-cell table:style-name="ce4"/>
          <table:table-cell table:style-name="ce14" table:formula="of:=AVERAGE([.D4:.D5])" office:value-type="float" office:value="13" calcext:value-type="float">
            <text:p>13.0</text:p>
          </table:table-cell>
          <table:table-cell table:style-name="ce15" table:formula="of:=AVERAGE([.E4:.E5])" office:value-type="float" office:value="52.5" calcext:value-type="float">
            <text:p>53</text:p>
          </table:table-cell>
          <table:table-cell table:style-name="ce15" table:formula="of:=AVERAGE([.F4:.F5])" office:value-type="float" office:value="555" calcext:value-type="float">
            <text:p>555</text:p>
          </table:table-cell>
          <table:table-cell table:style-name="ce15" table:formula="of:=AVERAGE([.G4:.G5])" office:value-type="float" office:value="21.5277777777778" calcext:value-type="float">
            <text:p>22</text:p>
          </table:table-cell>
          <table:table-cell table:style-name="ce15" table:formula="of:=AVERAGE([.H4:.H5])" office:value-type="float" office:value="231.944444444444" calcext:value-type="float">
            <text:p>232</text:p>
          </table:table-cell>
          <table:table-cell table:style-name="ce15" table:formula="of:=AVERAGE([.I4:.I5])" office:value-type="float" office:value="1.125" calcext:value-type="float">
            <text:p>1</text:p>
          </table:table-cell>
          <table:table-cell table:style-name="ce15" table:formula="of:=AVERAGE([.J4:.J5])" office:value-type="float" office:value="14.25" calcext:value-type="float">
            <text:p>14</text:p>
          </table:table-cell>
          <table:table-cell table:style-name="ce15" table:formula="of:=AVERAGE([.K4:.K5])" office:value-type="float" office:value="130" calcext:value-type="float">
            <text:p>130</text:p>
          </table:table-cell>
          <table:table-cell table:style-name="ce4" table:formula="of:=AVERAGE([.L4:.L5])" office:value-type="currency" office:currency="USD" office:value="0.0477499512670565" calcext:value-type="currency">
            <text:p>$0.05</text:p>
          </table:table-cell>
          <table:table-cell table:style-name="ce27" table:number-columns-repeated="2"/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 table:number-columns-repeated="2"/>
          <table:table-cell table:number-columns-repeated="1006"/>
        </table:table-row>
        <table:table-row table:style-name="ro6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microcluster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7]/60)*[.B11]" office:value-type="currency" office:currency="USD" office:value="7.125" calcext:value-type="currency">
            <text:p>$7.13</text:p>
          </table:table-cell>
          <table:table-cell table:style-name="ce18" table:formula="of:=[.D11]/[.D$18]" office:value-type="percentage" office:value="0.164639627284126" calcext:value-type="percentage">
            <text:p>16.46%</text:p>
          </table:table-cell>
          <table:table-cell table:number-columns-repeated="5"/>
          <table:table-cell table:style-name="ce19"/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*2)" office:value-type="currency" office:currency="USD" office:value="0.95" calcext:value-type="currency">
            <text:p>$0.95</text:p>
          </table:table-cell>
          <table:table-cell table:style-name="ce4"/>
          <table:table-cell table:style-name="ce4" table:formula="of:=([.H7]/60)*[.B12]" office:value-type="currency" office:currency="USD" office:value="7.34490740740741" calcext:value-type="currency">
            <text:p>$7.34</text:p>
          </table:table-cell>
          <table:table-cell table:style-name="ce18" table:formula="of:=[.D12]/[.D$18]" office:value-type="percentage" office:value="0.169721097262031" calcext:value-type="percentage">
            <text:p>16.97%</text:p>
          </table:table-cell>
          <table:table-cell table:style-name="ce4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7]/60)*[.B13]" office:value-type="currency" office:currency="USD" office:value="0.773148148148148" calcext:value-type="currency">
            <text:p>$0.77</text:p>
          </table:table-cell>
          <table:table-cell table:style-name="ce18" table:formula="of:=[.D13]/[.D$18]" office:value-type="percentage" office:value="0.0178653786591612" calcext:value-type="percentage">
            <text:p>1.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7]/60)*[.B14]" office:value-type="currency" office:currency="USD" office:value="0.283281481481481" calcext:value-type="currency">
            <text:p>$0.28</text:p>
          </table:table-cell>
          <table:table-cell table:style-name="ce18" table:formula="of:=[.D14]/[.D$18]" office:value-type="percentage" office:value="0.00654587474071666" calcext:value-type="percentage">
            <text:p>0.65%</text:p>
          </table:table-cell>
          <table:table-cell table:number-columns-repeated="2"/>
          <table:table-cell table:formula="of:=[.H7]/60" office:value-type="float" office:value="7.73148148148148" calcext:value-type="float">
            <text:p>7.731481481481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lament cost (PLA)</text:p>
          </table:table-cell>
          <table:table-cell office:value-type="currency" office:currency="USD" office:value="25" calcext:value-type="currency">
            <text:p>$25.00</text:p>
          </table:table-cell>
          <table:table-cell/>
          <table:table-cell table:style-name="ce4" table:formula="of:=([.$F$7]/1000)*[.B15]" office:value-type="currency" office:currency="USD" office:value="27.75" calcext:value-type="currency">
            <text:p>$27.75</text:p>
          </table:table-cell>
          <table:table-cell table:style-name="ce18" table:formula="of:=[.D15]/[.D18]" office:value-type="percentage" office:value="0.641228022053965" calcext:value-type="percentage">
            <text:p>64.12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microcluster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15]+[.D11]+[.D12]+[.D13]+[.D14]" office:value-type="currency" office:currency="USD" office:value="43.276337037037" calcext:value-type="currency">
            <text:p>$43.28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panel-kit-funding-calculator" table:style-name="ta1">
        <table:table-column table:style-name="co19" table:default-cell-style-name="ce31"/>
        <table:table-column table:style-name="co20" table:default-cell-style-name="ce37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75"/>
          <table:table-cell table:number-columns-repeated="5"/>
        </table:table-row>
        <table:table-row table:style-name="ro1">
          <table:table-cell table:style-name="Default"/>
          <table:table-cell table:style-name="ce75"/>
          <table:table-cell table:number-columns-repeated="5"/>
        </table:table-row>
        <table:table-row table:style-name="ro5">
          <table:table-cell table:style-name="ce30" office:value-type="string" calcext:value-type="string" table:number-columns-spanned="2" table:number-rows-spanned="1">
            <text:p>microcluster half stack funding goal calculator</text:p>
          </table:table-cell>
          <table:covered-table-cell table:style-name="ce75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5"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'BOM-microcluster-panel-kit'.E17]" office:value-type="float" office:value="96.7033333333333" calcext:value-type="float">
            <text:p>$96.70</text:p>
          </table:table-cell>
          <table:table-cell table:number-columns-repeated="5"/>
        </table:table-row>
        <table:table-row table:style-name="ro7">
          <table:table-cell table:style-name="ce32"/>
          <table:table-cell table:style-name="ce36"/>
          <table:table-cell table:number-columns-repeated="5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5]+[.B6])*[.B4]" office:value-type="float" office:value="967.033333333333" calcext:value-type="float">
            <text:p>$967.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982.033333333333" calcext:value-type="float">
            <text:p>$982.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98.2033333333333" calcext:value-type="float">
            <text:p>$98.2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25" calcext:value-type="float">
            <text:p>$2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232.03333333333" calcext:value-type="float">
            <text:p>$1,232.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38.7289666666667" calcext:value-type="float">
            <text:p>$38.7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86.2423333333333" calcext:value-type="float">
            <text:p>$86.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1357.00463333333" calcext:value-type="float">
            <text:p>$1,357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135.700463333333" calcext:value-type="float">
            <text:p>$135.70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7.49713" calcext:value-type="float">
            <text:p>$37.50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200" calcext:value-type="float">
            <text:p>$200.00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number-columns-repeated="2"/>
        </table:table-row>
        <table:table-row table:style-name="ro1">
          <table:table-cell table:style-name="ce33"/>
          <table:table-cell table:style-name="ce75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39" table:formula="of:=CEILING([.B9]/([.B19]-[.B18]))" office:value-type="float" office:value="7" calcext:value-type="float">
            <text:p>7</text:p>
          </table:table-cell>
          <table:table-cell table:number-columns-repeated="2"/>
          <table:table-cell table:formula="of:=([.B19]-[.B17])*[.E20]" office:value-type="float" office:value="64.2995366666667" calcext:value-type="float">
            <text:p>64.2995366666667</text:p>
          </table:table-cell>
          <table:table-cell table:formula="of:=([.B19]-[.B17])*[.F20]" office:value-type="float" office:value="642.995366666667" calcext:value-type="float">
            <text:p>642.995366666667</text:p>
          </table:table-cell>
          <table:table-cell table:formula="of:=([.B19]-[.B17])*[.G20]" office:value-type="float" office:value="6429.95366666667" calcext:value-type="float">
            <text:p>6429.95366666667</text:p>
          </table:table-cell>
        </table:table-row>
        <table:table-row table:style-name="ro1">
          <table:table-cell table:style-name="ce33"/>
          <table:table-cell table:style-name="ce75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400" calcext:value-type="float">
            <text:p>$1,40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610" calcext:value-type="float">
            <text:p>$1,610.00</text:p>
          </table:table-cell>
          <table:table-cell/>
          <table:table-cell office:value-type="string" calcext:value-type="string">
            <text:p>margin</text:p>
          </table:table-cell>
          <table:table-cell table:style-name="ce18" table:formula="of:=([.B19]-[.B17])/[.B19]" office:value-type="percentage" office:value="0.321497683333333" calcext:value-type="percentage">
            <text:p>32.15%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24]-0.07" office:value-type="percentage" office:value="0.251497683333333" calcext:value-type="percentage">
            <text:p>25.15%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8"/>
          <table:table-cell/>
        </table:table-row>
        <table:table-row table:style-name="ro5">
          <table:table-cell table:style-name="ce30" office:value-type="string" calcext:value-type="string" table:number-columns-spanned="2" table:number-rows-spanned="1">
            <text:p>microcluster full stack funding goal calculator</text:p>
          </table:table-cell>
          <table:covered-table-cell table:style-name="ce75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5"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'BOM-microcluster-panel-kit'.E33]" office:value-type="float" office:value="151.223333333333" calcext:value-type="float">
            <text:p>$151.22</text:p>
          </table:table-cell>
          <table:table-cell table:number-columns-repeated="5"/>
        </table:table-row>
        <table:table-row table:style-name="ro7">
          <table:table-cell table:style-name="ce32"/>
          <table:table-cell table:style-name="ce36"/>
          <table:table-cell table:number-columns-repeated="5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30]+[.B31])*[.B29]" office:value-type="float" office:value="1512.23333333333" calcext:value-type="float">
            <text:p>$1,512.2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32:.B33])" office:value-type="float" office:value="1527.23333333333" calcext:value-type="float">
            <text:p>$1,527.2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34]/[.B29]" office:value-type="float" office:value="152.723333333333" calcext:value-type="float">
            <text:p>$152.7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25" calcext:value-type="float">
            <text:p>$2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29]*([.B36]+[.B37])+[.B34]" office:value-type="float" office:value="1777.23333333333" calcext:value-type="float">
            <text:p>$1,777.2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38]*0.029+[.B29]*0.3" office:value-type="float" office:value="54.5397666666667" calcext:value-type="float">
            <text:p>$54.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38]" office:value-type="float" office:value="124.406333333333" calcext:value-type="float">
            <text:p>$124.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39:.B40];[.B38])" office:value-type="float" office:value="1956.17943333333" calcext:value-type="float">
            <text:p>$1,956.1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41]/[.B29]" office:value-type="float" office:value="195.617943333333" calcext:value-type="float">
            <text:p>$195.62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42]-[.B35]" office:value-type="float" office:value="42.89461" calcext:value-type="float">
            <text:p>$42.89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300" calcext:value-type="float">
            <text:p>$300.00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number-columns-repeated="2"/>
        </table:table-row>
        <table:table-row table:style-name="ro1">
          <table:table-cell table:style-name="ce33"/>
          <table:table-cell table:style-name="ce75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0" table:formula="of:=CEILING([.B34]/([.B44]-[.B43]))" office:value-type="float" office:value="6" calcext:value-type="float">
            <text:p>6</text:p>
          </table:table-cell>
          <table:table-cell table:number-columns-repeated="2"/>
          <table:table-cell table:formula="of:=([.B44]-[.B42])*[.E45]" office:value-type="float" office:value="104.382056666667" calcext:value-type="float">
            <text:p>104.382056666667</text:p>
          </table:table-cell>
          <table:table-cell table:formula="of:=([.B44]-[.B42])*[.F45]" office:value-type="float" office:value="1043.82056666667" calcext:value-type="float">
            <text:p>1043.82056666667</text:p>
          </table:table-cell>
          <table:table-cell table:formula="of:=([.B44]-[.B42])*[.G45]" office:value-type="float" office:value="10438.2056666667" calcext:value-type="float">
            <text:p>10438.2056666667</text:p>
          </table:table-cell>
        </table:table-row>
        <table:table-row table:style-name="ro1">
          <table:table-cell table:style-name="ce33"/>
          <table:table-cell table:style-name="ce75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46]*[.B44]" office:value-type="float" office:value="1800" calcext:value-type="float">
            <text:p>$1,80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48]+[.B48]*0.15" office:value-type="float" office:value="2070" calcext:value-type="float">
            <text:p>$2,070.00</text:p>
          </table:table-cell>
          <table:table-cell/>
          <table:table-cell office:value-type="string" calcext:value-type="string">
            <text:p>margin</text:p>
          </table:table-cell>
          <table:table-cell table:style-name="ce18" table:formula="of:=([.B44]-[.B42])/[.B44]" office:value-type="percentage" office:value="0.347940188888889" calcext:value-type="percentage">
            <text:p>34.79%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49]-0.07" office:value-type="percentage" office:value="0.277940188888889" calcext:value-type="percentage">
            <text:p>27.79%</text:p>
          </table:table-cell>
          <table:table-cell/>
        </table:table-row>
        <calcext:conditional-formats>
          <calcext:conditional-format calcext:target-range-address="'panel-kit-funding-calculator'.B21:'panel-kit-funding-calculator'.B21">
            <calcext:condition calcext:apply-style-name="ConditionalStyle_1" calcext:value="formula-is(LEN(TRIM([.B21]))&gt;0)" calcext:base-cell-address="'panel-kit-funding-calculator'.B21"/>
          </calcext:conditional-format>
          <calcext:conditional-format calcext:target-range-address="'panel-kit-funding-calculator'.B46:'panel-kit-funding-calculator'.B46">
            <calcext:condition calcext:apply-style-name="ConditionalStyle_1" calcext:value="formula-is(LEN(TRIM([.B46]))&gt;0)" calcext:base-cell-address="'panel-kit-funding-calculator'.B46"/>
          </calcext:conditional-format>
        </calcext:conditional-formats>
      </table:table>
      <table:table table:name="printed-part-funding-calculator" table:style-name="ta1">
        <table:table-column table:style-name="co21" table:default-cell-style-name="ce31"/>
        <table:table-column table:style-name="co2" table:default-cell-style-name="ce37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75"/>
          <table:table-cell table:number-columns-repeated="4"/>
        </table:table-row>
        <table:table-row table:style-name="ro1">
          <table:table-cell table:style-name="Default"/>
          <table:table-cell table:style-name="ce75"/>
          <table:table-cell table:number-columns-repeated="4"/>
        </table:table-row>
        <table:table-row table:style-name="ro5">
          <table:table-cell table:style-name="ce30" office:value-type="string" calcext:value-type="string" table:number-columns-spanned="2" table:number-rows-spanned="1">
            <text:p>microcluster funding goal calculator</text:p>
          </table:table-cell>
          <table:covered-table-cell table:style-name="ce75"/>
          <table:table-cell table:number-columns-repeated="4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4"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'printed parts'.D18]" office:value-type="float" office:value="43.276337037037" calcext:value-type="float">
            <text:p>$43.28</text:p>
          </table:table-cell>
          <table:table-cell table:number-columns-repeated="4"/>
        </table:table-row>
        <table:table-row table:style-name="ro7">
          <table:table-cell table:style-name="ce32"/>
          <table:table-cell table:style-name="ce36"/>
          <table:table-cell table:number-columns-repeated="4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5]+[.B6])*[.B4]" office:value-type="float" office:value="432.76337037037" calcext:value-type="float">
            <text:p>$432.76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432.76337037037" calcext:value-type="float">
            <text:p>$432.76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43.276337037037" calcext:value-type="float">
            <text:p>$43.28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5" calcext:value-type="float">
            <text:p>$5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15" calcext:value-type="float">
            <text:p>$15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632.76337037037" calcext:value-type="float">
            <text:p>$632.76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1.3501377407407" calcext:value-type="float">
            <text:p>$21.35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44.2934359259259" calcext:value-type="float">
            <text:p>$44.29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698.406944037037" calcext:value-type="float">
            <text:p>$698.41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Total COGS/printed part kit</text:p>
          </table:table-cell>
          <table:table-cell table:formula="of:=[.B16]/[.B4]" office:value-type="float" office:value="69.8406944037037" calcext:value-type="float">
            <text:p>$69.84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26.5643573666666" calcext:value-type="float">
            <text:p>$26.56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100" calcext:value-type="float">
            <text:p>$100.00</text:p>
          </table:table-cell>
          <table:table-cell table:number-columns-repeated="4"/>
        </table:table-row>
        <table:table-row table:style-name="ro1">
          <table:table-cell table:style-name="ce33"/>
          <table:table-cell table:style-name="ce75"/>
          <table:table-cell table:number-columns-repeated="2"/>
          <table:table-cell office:value-type="string" calcext:value-type="string">
            <text:p>margin</text:p>
          </table:table-cell>
          <table:table-cell table:style-name="ce18" table:formula="of:=([.B19]-[.B17])/[.B19]" office:value-type="percentage" office:value="0.301593055962963" calcext:value-type="percentage">
            <text:p>30.16%</text:p>
          </table:table-cell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82" table:formula="of:=CEILING([.B9]/([.B19]-[.B18])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3"/>
          <table:table-cell table:style-name="ce75"/>
          <table:table-cell table:number-columns-repeated="4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600" calcext:value-type="float">
            <text:p>$600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690" calcext:value-type="float">
            <text:p>$690.00</text:p>
          </table:table-cell>
          <table:table-cell table:number-columns-repeated="4"/>
        </table:table-row>
        <calcext:conditional-formats>
          <calcext:conditional-format calcext:target-range-address="'printed-part-funding-calculator'.B21:'printed-part-funding-calculator'.B21">
            <calcext:condition calcext:apply-style-name="ConditionalStyle_1" calcext:value="formula-is(LEN(TRIM([.B21]))&gt;0)" calcext:base-cell-address="'printed-part-funding-calculator'.B21"/>
          </calcext:conditional-format>
        </calcext:conditional-formats>
      </table:table>
      <table:table table:name="octopanel" table:style-name="ta1">
        <table:table-column table:style-name="co22" table:default-cell-style-name="ce31"/>
        <table:table-column table:style-name="co2" table:default-cell-style-name="ce37"/>
        <table:table-column table:style-name="co2" table:number-columns-repeated="5" table:default-cell-style-name="Default"/>
        <table:table-column table:style-name="co23" table:default-cell-style-name="ce4"/>
        <table:table-column table:style-name="co2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75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/>
          <table:table-cell table:style-name="ce75"/>
          <table:table-cell table:number-columns-repeated="2"/>
          <table:table-cell table:style-name="ce45" office:value-type="string" calcext:value-type="string" table:number-columns-spanned="5" table:number-rows-spanned="1">
            <text:p>BOM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4">
          <table:table-cell table:style-name="ce30" office:value-type="string" calcext:value-type="string" table:number-columns-spanned="2" table:number-rows-spanned="1">
            <text:p>OctoPanel funding goal calculator</text:p>
          </table:table-cell>
          <table:covered-table-cell table:style-name="ce75"/>
          <table:table-cell table:number-columns-repeated="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7"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.I14]" office:value-type="float" office:value="119.8" calcext:value-type="float">
            <text:p>$119.80</text:p>
          </table:table-cell>
          <table:table-cell table:number-columns-repeated="2"/>
          <table:table-cell office:value-type="string" calcext:value-type="string">
            <text:p>corrugated plastic pallet liner, 24x48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8" office:value-type="currency" office:currency="USD" office:value="3.8" calcext:value-type="currency">
            <text:p>$3.80</text:p>
          </table:table-cell>
          <table:table-cell table:style-name="ce4" table:formula="of:=[.H5]*[.F5]" office:value-type="currency" office:currency="USD" office:value="3.8" calcext:value-type="currency">
            <text:p>$3.80</text:p>
          </table:table-cell>
        </table:table-row>
        <table:table-row table:style-name="ro7">
          <table:table-cell table:style-name="ce32"/>
          <table:table-cell table:style-name="ce36"/>
          <table:table-cell table:number-columns-repeated="2"/>
          <table:table-cell office:value-type="string" calcext:value-type="string">
            <text:p><text:a xlink:href="https://www.amazon.com/CanaKit-Raspberry-Complete-Starter-Kit/dp/B0778CZ97B/ref=sr_1_10?s=pc&amp;ie=UTF8&amp;qid=1522770363&amp;sr=1-10&amp;keywords=raspberry+pi" xlink:type="simple">https://www.amazon.com/CanaKit-Raspberry-Complete-Starter-Kit/dp/B0778CZ97B/ref=sr_1_10?s=pc&amp;ie=UTF8&amp;qid=1522770363&amp;sr=1-10&amp;keywords=raspberry+pi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anaKit-Raspberry-Complete-Starter-Kit/dp/B0778CZ97B/ref=sr_1_10?s=pc&amp;ie=UTF8&amp;qid=1522770363&amp;sr=1-10&amp;keywords=raspberry+pi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H6]*[.F6]" office:value-type="currency" office:currency="USD" office:value="70" calcext:value-type="currency">
            <text:p>$70.00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42" table:formula="of:=([.B5]+[.B6])*[.B4]" office:value-type="currency" office:currency="USD" office:value="599" calcext:value-type="currency">
            <text:p>$599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H7]*[.F7]" office:value-type="currency" office:currency="USD" office:value="7" calcext:value-type="currency">
            <text:p>$7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H8]*[.F8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604" calcext:value-type="float">
            <text:p>$604.00</text:p>
          </table:table-cell>
          <table:table-cell table:number-columns-repeated="2"/>
          <table:table-cell office:value-type="string" calcext:value-type="string">
            <text:p>$10 to g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eo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H9]*[.F9]" office:value-type="currency" office:currency="USD" office:value="10" calcext:value-type="currency">
            <text:p>$10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120.8" calcext:value-type="float">
            <text:p>$120.80</text:p>
          </table:table-cell>
          <table:table-cell table:number-columns-repeated="2"/>
          <table:table-cell office:value-type="string" calcext:value-type="string">
            <text:p>web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ogitech-960-000694-Widescreen-designed-Recording/dp/B004FHO5Y6/ref=sr_1_6?ie=UTF8&amp;qid=1522770262&amp;sr=8-6&amp;keywords=logitech+webcam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4" table:formula="of:=[.H10]*[.F10]" office:value-type="currency" office:currency="USD" office:value="25" calcext:value-type="currency">
            <text:p>$25.00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25" calcext:value-type="float">
            <text:p>$25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729" calcext:value-type="float">
            <text:p>$729.00</text:p>
          </table:table-cell>
          <table:table-cell table:number-columns-repeated="6"/>
          <table:table-cell table:style-name="ce4"/>
        </table:table-row>
        <table:table-row table:style-name="ro3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2.641" calcext:value-type="float">
            <text:p>$22.64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5:.I12])" office:value-type="currency" office:currency="USD" office:value="119.8" calcext:value-type="currency">
            <text:p>$119.80</text:p>
          </table:table-cell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51.03" calcext:value-type="float">
            <text:p>$51.0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otal COGS </text:p>
          </table:table-cell>
          <table:table-cell table:formula="of:=SUM([.B14:.B15];[.B13])" office:value-type="float" office:value="802.671" calcext:value-type="float">
            <text:p>$802.67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14]+['light kit'.H17]*0" office:value-type="currency" office:currency="USD" office:value="119.8" calcext:value-type="currency">
            <text:p>$119.80</text:p>
          </table:table-cell>
        </table:table-row>
        <table:table-row table:style-name="ro7">
          <table:table-cell office:value-type="string" calcext:value-type="string">
            <text:p>Total COGS/octopanel</text:p>
          </table:table-cell>
          <table:table-cell table:formula="of:=[.B16]/[.B4]" office:value-type="float" office:value="160.5342" calcext:value-type="float">
            <text:p>$160.53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9.7342" calcext:value-type="float">
            <text:p>$39.73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200" calcext:value-type="float">
            <text:p>$200.00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1">
          <table:table-cell table:style-name="ce33"/>
          <table:table-cell table:style-name="ce75"/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84" table:formula="of:=CEILING([.B9]/([.B19]-[.B18]))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33"/>
          <table:table-cell table:style-name="ce75"/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800" calcext:value-type="float">
            <text:p>$800.00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920" calcext:value-type="float">
            <text:p>$920.00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5">
          <table:table-cell table:style-name="ce30" office:value-type="string" calcext:value-type="string" table:number-columns-spanned="2" table:number-rows-spanned="1">
            <text:p>OctoPanel extra brain cost calculator</text:p>
          </table:table-cell>
          <table:covered-table-cell table:style-name="ce75"/>
          <table:table-cell table:number-columns-repeated="2"/>
          <table:table-cell table:style-name="ce45" office:value-type="string" calcext:value-type="string" table:number-columns-spanned="5" table:number-rows-spanned="1">
            <text:p>BOM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4">
          <table:table-cell office:value-type="string" calcext:value-type="string">
            <text:p>Batch Qty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1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.I39]" office:value-type="float" office:value="112" calcext:value-type="float">
            <text:p>$112.00</text:p>
          </table:table-cell>
          <table:table-cell table:number-columns-repeated="7"/>
        </table:table-row>
        <table:table-row table:style-name="ro7">
          <table:table-cell table:style-name="ce32"/>
          <table:table-cell table:style-name="ce36"/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42" table:formula="of:=([.B29]+[.B30])*[.B28]" office:value-type="currency" office:currency="USD" office:value="560" calcext:value-type="currency">
            <text:p>$560.00</text:p>
          </table:table-cell>
          <table:table-cell table:number-columns-repeated="2"/>
          <table:table-cell office:value-type="string" calcext:value-type="string">
            <text:p>rpi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anaKit-Raspberry-Complete-Starter-Kit/dp/B0778CZ97B/ref=sr_1_10?s=pc&amp;ie=UTF8&amp;qid=1522770363&amp;sr=1-10&amp;keywords=raspberry+pi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H31]*[.F31]" office:value-type="currency" office:currency="USD" office:value="70" calcext:value-type="currency">
            <text:p>$70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10*[.B28]*0.1" office:value-type="float" office:value="5" calcext:value-type="float">
            <text:p>$5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H32]*[.F32]" office:value-type="currency" office:currency="USD" office:value="3" calcext:value-type="currency">
            <text:p>$3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31:.B32])" office:value-type="float" office:value="565" calcext:value-type="float">
            <text:p>$565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H33]*[.F33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33]/[.B28]" office:value-type="float" office:value="113" calcext:value-type="float">
            <text:p>$113.00</text:p>
          </table:table-cell>
          <table:table-cell table:number-columns-repeated="2"/>
          <table:table-cell office:value-type="string" calcext:value-type="string">
            <text:p>$10 to g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eo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H34]*[.F34]" office:value-type="currency" office:currency="USD" office:value="10" calcext:value-type="currency">
            <text:p>$10.00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2"/>
          <table:table-cell office:value-type="string" calcext:value-type="string">
            <text:p>web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ogitech-960-000694-Widescreen-designed-Recording/dp/B004FHO5Y6/ref=sr_1_6?ie=UTF8&amp;qid=1522770262&amp;sr=8-6&amp;keywords=logitech+webcam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4" table:formula="of:=[.H35]*[.F35]" office:value-type="currency" office:currency="USD" office:value="25" calcext:value-type="currency">
            <text:p>$25.00</text:p>
          </table:table-cell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25" calcext:value-type="float">
            <text:p>$25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28]*([.B35]+[.B36])+[.B33]" office:value-type="float" office:value="690" calcext:value-type="float">
            <text:p>$690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37]*0.029+[.B28]*0.3" office:value-type="float" office:value="21.51" calcext:value-type="float">
            <text:p>$21.51</text:p>
          </table:table-cell>
          <table:table-cell table:number-columns-repeated="6"/>
          <table:table-cell table:style-name="ce4"/>
        </table:table-row>
        <table:table-row table:style-name="ro4">
          <table:table-cell office:value-type="string" calcext:value-type="string">
            <text:p>CrowdSupply fee (7%)</text:p>
          </table:table-cell>
          <table:table-cell table:formula="of:=0.07*[.B37]" office:value-type="float" office:value="48.3" calcext:value-type="float">
            <text:p>$48.30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30:.I37])" office:value-type="currency" office:currency="USD" office:value="112" calcext:value-type="currency">
            <text:p>$112.00</text:p>
          </table:table-cell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38:.B39];[.B37])" office:value-type="float" office:value="759.81" calcext:value-type="float">
            <text:p>$759.8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Total COGS/octopanel</text:p>
          </table:table-cell>
          <table:table-cell table:formula="of:=[.B40]/[.B28]" office:value-type="float" office:value="151.962" calcext:value-type="float">
            <text:p>$151.96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39]+['light kit'.H42]*0" office:value-type="currency" office:currency="USD" office:value="112" calcext:value-type="currency">
            <text:p>$112.00</text:p>
          </table:table-cell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41]-[.B34]" office:value-type="float" office:value="38.962" calcext:value-type="float">
            <text:p>$38.96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200" calcext:value-type="float">
            <text:p>$200.00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33"/>
          <table:table-cell table:style-name="ce75"/>
          <table:table-cell table:number-columns-repeated="5"/>
          <table:table-cell table:style-name="Default"/>
          <table:table-cell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85" table:formula="of:=CEILING([.B33]/([.B43]-[.B42]))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33"/>
          <table:table-cell table:style-name="ce75"/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45]*[.B43]" office:value-type="float" office:value="800" calcext:value-type="float">
            <text:p>$800.00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47]+[.B47]*0.15" office:value-type="float" office:value="920" calcext:value-type="float">
            <text:p>$920.00</text:p>
          </table:table-cell>
          <table:table-cell table:number-columns-repeated="5"/>
          <table:table-cell table:style-name="Default"/>
          <table:table-cell/>
        </table:table-row>
        <calcext:conditional-formats>
          <calcext:conditional-format calcext:target-range-address="octopanel.B21:octopanel.B21">
            <calcext:condition calcext:apply-style-name="ConditionalStyle_1" calcext:value="formula-is(LEN(TRIM([.B21]))&gt;0)" calcext:base-cell-address="octopanel.B21"/>
          </calcext:conditional-format>
          <calcext:conditional-format calcext:target-range-address="octopanel.B45:octopanel.B45">
            <calcext:condition calcext:apply-style-name="ConditionalStyle_1" calcext:value="formula-is(LEN(TRIM([.B45]))&gt;0)" calcext:base-cell-address="octopanel.B45"/>
          </calcext:conditional-format>
        </calcext:conditional-formats>
      </table:table>
      <table:table table:name="light kit" table:style-name="ta1">
        <table:table-column table:style-name="co24" table:default-cell-style-name="ce31"/>
        <table:table-column table:style-name="co2" table:default-cell-style-name="ce37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75"/>
          <table:table-cell table:number-columns-repeated="7"/>
        </table:table-row>
        <table:table-row table:style-name="ro1">
          <table:table-cell table:style-name="Default"/>
          <table:table-cell table:style-name="ce75"/>
          <table:table-cell table:number-columns-repeated="2"/>
          <table:table-cell table:style-name="ce45" office:value-type="string" calcext:value-type="string" table:number-columns-spanned="5" table:number-rows-spanned="1">
            <text:p>BOM</text:p>
          </table:table-cell>
          <table:covered-table-cell table:number-columns-repeated="4"/>
        </table:table-row>
        <table:table-row table:style-name="ro4">
          <table:table-cell table:style-name="ce30" office:value-type="string" calcext:value-type="string" table:number-columns-spanned="2" table:number-rows-spanned="1">
            <text:p>OctoPanel funding goal calculator</text:p>
          </table:table-cell>
          <table:covered-table-cell table:style-name="ce75"/>
          <table:table-cell table:number-columns-repeated="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5"/>
          <table:table-cell table:style-name="ce4"/>
          <table:table-cell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.I14]" office:value-type="float" office:value="33" calcext:value-type="float">
            <text:p>$33.00</text:p>
          </table:table-cell>
          <table:table-cell table:number-columns-repeated="2"/>
          <table:table-cell office:value-type="string" calcext:value-type="string">
            <text:p>corrugated plastic pallet liner, 24x48”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style-name="ce4" table:formula="of:=3.8" office:value-type="currency" office:currency="USD" office:value="3.8" calcext:value-type="currency">
            <text:p>$3.80</text:p>
          </table:table-cell>
          <table:table-cell table:style-name="ce4" table:formula="of:=[.H5]*[.F5]" office:value-type="currency" office:currency="USD" office:value="0" calcext:value-type="currency">
            <text:p>$0.00</text:p>
          </table:table-cell>
        </table:table-row>
        <table:table-row table:style-name="ro7">
          <table:table-cell table:style-name="ce32"/>
          <table:table-cell table:style-name="ce36"/>
          <table:table-cell table:number-columns-repeated="2"/>
          <table:table-cell office:value-type="string" calcext:value-type="string">
            <text:p>LED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AMIR-Backlight-Lighting-Waterproof-controller/dp/B073NXF8B7/ref=sr_1_cc_1?s=aps&amp;ie=UTF8&amp;qid=1522789959&amp;sr=1-1-catcorr&amp;keywords=LED+strip+AMIR</text:p>
          </table:table-cell>
          <table:table-cell table:style-name="ce4" office:value-type="currency" office:currency="USD" office:value="16" calcext:value-type="currency">
            <text:p>$16.00</text:p>
          </table:table-cell>
          <table:table-cell table:style-name="ce4" table:formula="of:=[.H6]*[.F6]" office:value-type="currency" office:currency="USD" office:value="16" calcext:value-type="currency">
            <text:p>$16.00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42" table:formula="of:=([.B5]+[.B6])*[.B4]" office:value-type="currency" office:currency="USD" office:value="330" calcext:value-type="currency">
            <text:p>$330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table:formula="of:=[.H7]*[.F7]" office:value-type="currency" office:currency="USD" office:value="7" calcext:value-type="currency">
            <text:p>$7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table:style-name="ce4" office:value-type="currency" office:currency="USD" office:value="2" calcext:value-type="currency">
            <text:p>$2.00</text:p>
          </table:table-cell>
          <table:table-cell table:style-name="ce4" table:formula="of:=[.H8]*[.F8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330" calcext:value-type="float">
            <text:p>$330.00</text:p>
          </table:table-cell>
          <table:table-cell table:number-columns-repeated="2"/>
          <table:table-cell office:value-type="string" calcext:value-type="string">
            <text:p>Printed parts and 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rintpro</text:p>
          </table:table-cell>
          <table:table-cell table:style-name="ce4" office:value-type="currency" office:currency="USD" office:value="6" calcext:value-type="currency">
            <text:p>$6.00</text:p>
          </table:table-cell>
          <table:table-cell table:style-name="ce4" table:formula="of:=[.H9]*[.F9]" office:value-type="currency" office:currency="USD" office:value="6" calcext:value-type="currency">
            <text:p>$6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33" calcext:value-type="float">
            <text:p>$33.0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25" calcext:value-type="float">
            <text:p>$25.0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580" calcext:value-type="float">
            <text:p>$580.00</text:p>
          </table:table-cell>
          <table:table-cell table:number-columns-repeated="5"/>
          <table:table-cell table:style-name="ce4" table:number-columns-repeated="2"/>
        </table:table-row>
        <table:table-row table:style-name="ro4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19.82" calcext:value-type="float">
            <text:p>$19.82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5:.I12])" office:value-type="currency" office:currency="USD" office:value="33" calcext:value-type="currency">
            <text:p>$33.00</text:p>
          </table:table-cell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40.6" calcext:value-type="float">
            <text:p>$40.60</text:p>
          </table:table-cell>
          <table:table-cell table:number-columns-repeated="5"/>
          <table:table-cell table:style-name="ce4"/>
          <table:table-cell/>
        </table:table-row>
        <table:table-row table:style-name="ro10">
          <table:table-cell office:value-type="string" calcext:value-type="string">
            <text:p>Total COGS </text:p>
          </table:table-cell>
          <table:table-cell table:formula="of:=SUM([.B14:.B15];[.B13])" office:value-type="float" office:value="640.42" calcext:value-type="float">
            <text:p>$640.42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14]+['parallel-production-bundle'.H17]*0" office:value-type="currency" office:currency="USD" office:value="33" calcext:value-type="currency">
            <text:p>$33.00</text:p>
          </table:table-cell>
        </table:table-row>
        <table:table-row table:style-name="ro7">
          <table:table-cell office:value-type="string" calcext:value-type="string">
            <text:p>Total COGS/lightpanel</text:p>
          </table:table-cell>
          <table:table-cell table:formula="of:=[.B16]/[.B4]" office:value-type="float" office:value="64.042" calcext:value-type="float">
            <text:p>$64.04</text:p>
          </table:table-cell>
          <table:table-cell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1.042" calcext:value-type="float">
            <text:p>$31.04</text:p>
          </table:table-cell>
          <table:table-cell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100" calcext:value-type="float">
            <text:p>$100.00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table:style-name="ce33"/>
          <table:table-cell table:style-name="ce75"/>
          <table:table-cell/>
          <table:table-cell table:style-name="ce4"/>
          <table:table-cell table:number-columns-repeated="5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87" table:formula="of:=CEILING([.B9]/([.B19]-[.B18])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3"/>
          <table:table-cell table:style-name="ce75"/>
          <table:table-cell table:number-columns-repeated="7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500" calcext:value-type="float">
            <text:p>$500.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575" calcext:value-type="float">
            <text:p>$575.00</text:p>
          </table:table-cell>
          <table:table-cell table:number-columns-repeated="7"/>
        </table:table-row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4"/>
        </table:table-row>
        <calcext:conditional-formats>
          <calcext:conditional-format calcext:target-range-address="'light kit'.B21:'light kit'.B21">
            <calcext:condition calcext:apply-style-name="ConditionalStyle_1" calcext:value="formula-is(LEN(TRIM([.B21]))&gt;0)" calcext:base-cell-address="'light kit'.B21"/>
          </calcext:conditional-format>
        </calcext:conditional-formats>
      </table:table>
      <table:table table:name="photo booth kit" table:style-name="ta1">
        <table:table-column table:style-name="co25" table:default-cell-style-name="ce31"/>
        <table:table-column table:style-name="co26" table:default-cell-style-name="ce37"/>
        <table:table-column table:style-name="co2" table:number-columns-repeated="1020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Default"/>
          <table:table-cell/>
          <table:table-cell table:style-name="ce4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2" table:number-rows-spanned="1">
            <text:p>photo booth funding goal calculator</text:p>
          </table:table-cell>
          <table:covered-table-cell table:style-name="ce75"/>
          <table:table-cell/>
          <table:table-cell table:style-name="ce1" office:value-type="string" calcext:value-type="string" table:number-columns-spanned="5" table:number-rows-spanned="1">
            <text:p>Photo-booth bom</text:p>
          </table:table-cell>
          <table:covered-table-cell table:number-columns-repeated="2"/>
          <table:covered-table-cell table:style-name="ce4"/>
          <table:covered-table-cell/>
          <table:table-cell table:number-columns-repeated="1014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office:value-type="string" calcext:value-type="string">
            <text:p>vitamins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printed parts</text:p>
          </table:table-cell>
          <table:table-cell table:number-columns-repeated="1012"/>
        </table:table-row>
        <table:table-row table:style-name="ro3">
          <table:table-cell table:style-name="ce32" office:value-type="string" calcext:value-type="string">
            <text:p>BOM</text:p>
          </table:table-cell>
          <table:table-cell table:style-name="ce36" table:formula="of:=[.H18]" office:value-type="float" office:value="73" calcext:value-type="float">
            <text:p>$73.00</text:p>
          </table:table-cell>
          <table:table-cell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number-columns-repeated="5"/>
          <table:table-cell table:style-name="ce2"/>
          <table:table-cell table:number-columns-repeated="5"/>
          <table:table-cell table:style-name="ce2" table:number-columns-repeated="1001"/>
          <table:table-cell table:number-columns-repeated="2"/>
        </table:table-row>
        <table:table-row table:style-name="ro7">
          <table:table-cell table:style-name="ce32"/>
          <table:table-cell table:style-name="ce36"/>
          <table:table-cell table:number-columns-repeated="4"/>
          <table:table-cell table:style-name="ce4"/>
          <table:table-cell table:number-columns-repeated="2"/>
          <table:table-cell table:style-name="ce4" office:value-type="currency" office:currency="USD" office:value="6" calcext:value-type="currency">
            <text:p>$6.00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4]+[.B5])*[.B3]" office:value-type="float" office:value="730" calcext:value-type="float">
            <text:p>$730.00</text:p>
          </table:table-cell>
          <table:table-cell/>
          <table:table-cell office:value-type="string" calcext:value-type="string">
            <text:p>Paper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Rainbow-Kraft-1369515-Finish-Paper/dp/B0062TMV0A/ref=sr_1_4?ie=UTF8&amp;qid=1523370521&amp;sr=8-4&amp;keywords=white+kraft+paper</text:p>
          </table:table-cell>
          <table:table-cell table:style-name="ce4" office:value-type="currency" office:currency="USD" office:value="23" calcext:value-type="currency">
            <text:p>$23.00</text:p>
          </table:table-cell>
          <table:table-cell table:style-name="ce4" table:formula="of:=[.G6]*[.E6]" office:value-type="currency" office:currency="USD" office:value="23" calcext:value-type="currency">
            <text:p>$23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/>
          <table:table-cell office:value-type="string" calcext:value-type="string">
            <text:p>l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usana-Studio-Photography-Continuous-LNA1004-EYLS949/dp/B076MLFHSN/ref=sr_1_2_sspa?ie=UTF8&amp;qid=1525367121&amp;sr=8-2-spons&amp;keywords=photo+light&amp;psc=1</text:p>
          </table:table-cell>
          <table:table-cell table:style-name="ce4" office:value-type="currency" office:currency="USD" office:value="29" calcext:value-type="currency">
            <text:p>$29.00</text:p>
          </table:table-cell>
          <table:table-cell table:style-name="ce4" table:formula="of:=[.G7]*[.E7]" office:value-type="currency" office:currency="USD" office:value="29" calcext:value-type="currency">
            <text:p>$29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6:.B7])" office:value-type="float" office:value="745" calcext:value-type="float">
            <text:p>$745.00</text:p>
          </table:table-cell>
          <table:table-cell/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table:style-name="ce4" office:value-type="currency" office:currency="USD" office:value="3" calcext:value-type="currency">
            <text:p>$3.00</text:p>
          </table:table-cell>
          <table:table-cell table:style-name="ce4" table:formula="of:=[.G8]*[.E8]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8]/[.B3]" office:value-type="float" office:value="74.5" calcext:value-type="float">
            <text:p>$74.50</text:p>
          </table:table-cell>
          <table:table-cell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table:formula="of:=[.G9]*[.E9]" office:value-type="currency" office:currency="USD" office:value="10" calcext:value-type="currency">
            <text:p>$10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/>
          <table:table-cell office:value-type="string" calcext:value-type="string">
            <text:p>Stic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ckergiant</text:p>
          </table:table-cell>
          <table:table-cell table:style-name="ce4" office:value-type="currency" office:currency="USD" office:value="2" calcext:value-type="currency">
            <text:p>$2.00</text:p>
          </table:table-cell>
          <table:table-cell table:style-name="ce4" table:formula="of:=[.G10]*[.E10]" office:value-type="currency" office:currency="USD" office:value="2" calcext:value-type="currency">
            <text:p>$2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25" calcext:value-type="float">
            <text:p>$25.00</text:p>
          </table:table-cell>
          <table:table-cell table:number-columns-repeated="4"/>
          <table:table-cell table:style-name="ce4" table:number-columns-repeated="2"/>
          <table:table-cell table:number-columns-repeated="101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3]*([.B10]+[.B11])+[.B8]" office:value-type="float" office:value="995" calcext:value-type="float">
            <text:p>$995.0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2]*0.029+[.B3]*0.3" office:value-type="float" office:value="31.855" calcext:value-type="float">
            <text:p>$31.8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2]" office:value-type="float" office:value="69.65" calcext:value-type="float">
            <text:p>$69.65</text:p>
          </table:table-cell>
          <table:table-cell table:number-columns-repeated="4"/>
          <table:table-cell table:style-name="ce4" table:number-columns-repeated="2"/>
          <table:table-cell table:number-columns-repeated="1014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3:.B14];[.B12])" office:value-type="float" office:value="1096.505" calcext:value-type="float">
            <text:p>$1,096.51</text:p>
          </table:table-cell>
          <table:table-cell table:number-columns-repeated="4"/>
          <table:table-cell table:style-name="ce4" table:number-columns-repeated="2"/>
          <table:table-cell table:number-columns-repeated="1014"/>
        </table:table-row>
        <table:table-row table:style-name="ro7">
          <table:table-cell office:value-type="string" calcext:value-type="string">
            <text:p>Total COGS / photo booth kit</text:p>
          </table:table-cell>
          <table:table-cell table:formula="of:=[.B15]/[.B3]" office:value-type="float" office:value="109.6505" calcext:value-type="float">
            <text:p>$109.65</text:p>
          </table:table-cell>
          <table:table-cell table:number-columns-repeated="4"/>
          <table:table-cell table:style-name="ce6" office:value-type="string" calcext:value-type="string">
            <text:p>Single qty BOM cost</text:p>
          </table:table-cell>
          <table:table-cell table:style-name="ce4" table:formula="of:=SUM([.H6:.H14])" office:value-type="currency" office:currency="USD" office:value="67" calcext:value-type="currency">
            <text:p>$67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6]-[.B9]" office:value-type="float" office:value="35.1505" calcext:value-type="float">
            <text:p>$35.15</text:p>
          </table:table-cell>
          <table:table-cell table:number-columns-repeated="4"/>
          <table:table-cell table:style-name="ce4"/>
          <table:table-cell table:number-columns-repeated="1015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8" office:value-type="float" office:value="225" calcext:value-type="float">
            <text:p>$225.00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Single Qty BOM with printed parts</text:p>
          </table:table-cell>
          <table:table-cell table:style-name="ce7" table:formula="of:=[.H16]+[.J5]" office:value-type="currency" office:currency="USD" office:value="73" calcext:value-type="currency">
            <text:p>$73.00</text:p>
          </table:table-cell>
          <table:table-cell table:number-columns-repeated="5"/>
          <table:table-cell table:style-name="ce3"/>
          <table:table-cell table:number-columns-repeated="5"/>
          <table:table-cell table:style-name="ce3" table:number-columns-repeated="1003"/>
        </table:table-row>
        <table:table-row table:style-name="ro1">
          <table:table-cell table:style-name="ce33"/>
          <table:table-cell table:style-name="ce75"/>
          <table:table-cell table:number-columns-repeated="1020"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88" table:formula="of:=CEILING([.B8]/([.B18]-[.B17]))" office:value-type="float" office:value="4" calcext:value-type="float">
            <text:p>4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3"/>
          <table:table-cell table:style-name="ce75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0]*[.B18]" office:value-type="float" office:value="900" calcext:value-type="float">
            <text:p>$900.00</text:p>
          </table:table-cell>
          <table:table-cell table:number-columns-repeated="2"/>
          <table:table-cell table:formula="of:=([.B18]-[.B16])*[.E21]" office:value-type="float" office:value="115.3495" calcext:value-type="float">
            <text:p>115.3495</text:p>
          </table:table-cell>
          <table:table-cell table:formula="of:=([.B18]-[.B16])*[.F21]" office:value-type="float" office:value="1153.495" calcext:value-type="float">
            <text:p>1153.495</text:p>
          </table:table-cell>
          <table:table-cell table:formula="of:=([.B18]-[.B16])*[.G21]" office:value-type="float" office:value="11534.95" calcext:value-type="float">
            <text:p>11534.95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2]+[.B22]*0.15" office:value-type="float" office:value="1035" calcext:value-type="float">
            <text:p>$1,035.00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margin</text:p>
          </table:table-cell>
          <table:table-cell table:style-name="ce18" table:formula="of:=([.B18]-[.B16])/[.B18]" office:value-type="percentage" office:value="0.512664444444444" calcext:value-type="percentage">
            <text:p>51.27%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25]-0.07" office:value-type="percentage" office:value="0.442664444444444" calcext:value-type="percentage">
            <text:p>44.27%</text:p>
          </table:table-cell>
          <table:table-cell table:number-columns-repeated="1016"/>
        </table:table-row>
        <calcext:conditional-formats>
          <calcext:conditional-format calcext:target-range-address="'photo booth kit'.B20:'photo booth kit'.B20">
            <calcext:condition calcext:apply-style-name="ConditionalStyle_1" calcext:value="formula-is(LEN(TRIM([.B20]))&gt;0)" calcext:base-cell-address="'photo booth kit'.B20"/>
          </calcext:conditional-format>
        </calcext:conditional-formats>
      </table:table>
      <table:table table:name="creativity-unleashed-bundle" table:style-name="ta1">
        <table:table-column table:style-name="co27" table:default-cell-style-name="ce31"/>
        <table:table-column table:style-name="co28" table:default-cell-style-name="ce37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75"/>
          <table:table-cell table:number-columns-repeated="5"/>
        </table:table-row>
        <table:table-row table:style-name="ro1">
          <table:table-cell table:style-name="Default"/>
          <table:table-cell table:style-name="ce75"/>
          <table:table-cell table:number-columns-repeated="5"/>
        </table:table-row>
        <table:table-row table:style-name="ro5">
          <table:table-cell table:style-name="ce30" office:value-type="string" calcext:value-type="string" table:number-columns-spanned="2" table:number-rows-spanned="1">
            <text:p>microcluster m2 funding goal calculator</text:p>
          </table:table-cell>
          <table:covered-table-cell table:style-name="ce75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5"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'panel-kit-funding-calculator'.B17]+2*1500*0.85+['photo booth kit'.B16]+[$'printed-part-funding-calculator'.B17]+[$'light kit'.B17]+45" office:value-type="float" office:value="2974.23365773704" calcext:value-type="float">
            <text:p>$2,974.2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 mini 2’s</text:p>
          </table:table-cell>
          <table:table-cell table:number-columns-repeated="2"/>
        </table:table-row>
        <table:table-row table:style-name="ro7">
          <table:table-cell table:style-name="ce32" office:value-type="string" calcext:value-type="string">
            <text:p>Labor</text:p>
          </table:table-cell>
          <table:table-cell table:style-name="ce36" office:value-type="float" office:value="15" calcext:value-type="float">
            <text:p>$15.0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microcluster basic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42" table:formula="of:=([.B5]+[.B6])*[.B4]" office:value-type="currency" office:currency="USD" office:value="14946.1682886852" calcext:value-type="currency">
            <text:p>$14,946.1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photo booth add-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helf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14946.1682886852" calcext:value-type="float">
            <text:p>$14,946.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igh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2989.23365773704" calcext:value-type="float">
            <text:p>$2,989.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alle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125" calcext:value-type="float">
            <text:p>$125.00</text:p>
          </table:table-cell>
          <table:table-cell/>
          <table:table-cell table:formula="of:=SUM([.D5:.D10])" office:value-type="float" office:value="3700" calcext:value-type="float">
            <text:p>37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5571.1682886852" calcext:value-type="float">
            <text:p>$15,571.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453.06388037187" calcext:value-type="float">
            <text:p>$453.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1089.98178020796" calcext:value-type="float">
            <text:p>$1,089.9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17114.213949265" calcext:value-type="float">
            <text:p>$17,114.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3422.842789853" calcext:value-type="float">
            <text:p>$3,422.84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433.609132115967" calcext:value-type="float">
            <text:p>$433.61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3999" calcext:value-type="float">
            <text:p>$3,999.00</text:p>
          </table:table-cell>
          <table:table-cell/>
          <table:table-cell table:style-name="ce4" office:value-type="string" calcext:value-type="string">
            <text:p>margin</text:p>
          </table:table-cell>
          <table:table-cell table:style-name="ce18" table:formula="of:=([.B19]-[.B17])/[.B19]" office:value-type="percentage" office:value="0.144075321367091" calcext:value-type="percentage">
            <text:p>14.41%</text:p>
          </table:table-cell>
          <table:table-cell table:number-columns-repeated="2"/>
        </table:table-row>
        <table:table-row table:style-name="ro1">
          <table:table-cell table:style-name="ce33"/>
          <table:table-cell table:style-name="ce75"/>
          <table:table-cell/>
          <table:table-cell table:style-name="ce4" office:value-type="string" calcext:value-type="string">
            <text:p>profit per</text:p>
          </table:table-cell>
          <table:table-cell table:style-name="ce4" table:formula="of:=[.B19]-[.B17]" office:value-type="currency" office:currency="USD" office:value="576.157210146997" calcext:value-type="currency">
            <text:p>$576.16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89" table:formula="of:=CEILING([.B9]/([.B19]-[.B18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75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9995" calcext:value-type="float">
            <text:p>$19,99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2994.25" calcext:value-type="float">
            <text:p>$22,994.25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'creativity-unleashed-bundle'.B21:'creativity-unleashed-bundle'.B21">
            <calcext:condition calcext:apply-style-name="ConditionalStyle_1" calcext:value="formula-is(LEN(TRIM([.B21]))&gt;0)" calcext:base-cell-address="'creativity-unleashed-bundle'.B21"/>
          </calcext:conditional-format>
        </calcext:conditional-formats>
      </table:table>
      <table:table table:name="parallel-production-bundle" table:style-name="ta1">
        <table:table-column table:style-name="co29" table:default-cell-style-name="ce31"/>
        <table:table-column table:style-name="co11" table:default-cell-style-name="ce37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75"/>
          <table:table-cell table:number-columns-repeated="7"/>
        </table:table-row>
        <table:table-row table:style-name="ro1">
          <table:table-cell table:style-name="Default"/>
          <table:table-cell table:style-name="ce75"/>
          <table:table-cell table:number-columns-repeated="7"/>
        </table:table-row>
        <table:table-row table:style-name="ro5">
          <table:table-cell table:style-name="ce30" office:value-type="string" calcext:value-type="string" table:number-columns-spanned="2" table:number-rows-spanned="1">
            <text:p>microcluster tt3 funding goal calculator</text:p>
          </table:table-cell>
          <table:covered-table-cell table:style-name="ce75"/>
          <table:table-cell table:number-columns-repeated="5"/>
          <table:table-cell office:value-type="string" calcext:value-type="string">
            <text:p>no printers</text:p>
          </table:table-cell>
          <table:table-cell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office:value-type="string" calcext:value-type="string">
            <text:p>full stack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'panel-kit-funding-calculator'.B5]*2+3*(2500)*0.85+450*2+500+3*([octopanel.B41]+['light kit'.B17])+['printed-part-funding-calculator'.B17]*2+110" office:value-type="float" office:value="8866.10005547407" calcext:value-type="float">
            <text:p>$8,866.10</text:p>
          </table:table-cell>
          <table:table-cell/>
          <table:table-cell office:value-type="string" calcext:value-type="string">
            <text:p>3 TAZ</text:p>
          </table:table-cell>
          <table:table-cell table:formula="of:=7500" office:value-type="float" office:value="7500" calcext:value-type="float">
            <text:p>7500</text:p>
          </table:table-cell>
          <table:table-cell table:formula="of:=[.E5]*0.85" office:value-type="float" office:value="6375" calcext:value-type="float">
            <text:p>637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table:style-name="ce32" office:value-type="string" calcext:value-type="string">
            <text:p>Labor</text:p>
          </table:table-cell>
          <table:table-cell table:style-name="ce36" office:value-type="float" office:value="0" calcext:value-type="float">
            <text:p>$0.00</text:p>
          </table:table-cell>
          <table:table-cell/>
          <table:table-cell office:value-type="string" calcext:value-type="string">
            <text:p>2 Twoolhead</text:p>
          </table:table-cell>
          <table:table-cell office:value-type="float" office:value="1200" calcext:value-type="float">
            <text:p>1200</text:p>
          </table:table-cell>
          <table:table-cell table:formula="of:=900" office:value-type="float" office:value="900" calcext:value-type="float">
            <text:p>90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42" table:formula="of:=([.B5]+[.B6])*[.B4]" office:value-type="currency" office:currency="USD" office:value="8866.10005547407" calcext:value-type="currency">
            <text:p>$8,866.10</text:p>
          </table:table-cell>
          <table:table-cell/>
          <table:table-cell office:value-type="string" calcext:value-type="string">
            <text:p>1 ludicroustruder</text:p>
          </table:table-cell>
          <table:table-cell office:value-type="float" office:value="650" calcext:value-type="float">
            <text:p>650</text:p>
          </table:table-cell>
          <table:table-cell table:formula="of:=500" office:value-type="float" office:value="500" calcext:value-type="float">
            <text:p>50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00" calcext:value-type="float">
            <text:p>$100.00</text:p>
          </table:table-cell>
          <table:table-cell/>
          <table:table-cell office:value-type="string" calcext:value-type="string">
            <text:p>3 octopanel</text:p>
          </table:table-cell>
          <table:table-cell office:value-type="float" office:value="450" calcext:value-type="float">
            <text:p>450</text:p>
          </table:table-cell>
          <table:table-cell table:formula="of:=400" office:value-type="float" office:value="400" calcext:value-type="float">
            <text:p>400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400" office:value-type="float" office:value="400" calcext:value-type="float">
            <text:p>4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8966.10005547407" calcext:value-type="float">
            <text:p>$8,966.10</text:p>
          </table:table-cell>
          <table:table-cell/>
          <table:table-cell office:value-type="string" calcext:value-type="string">
            <text:p>3 lights</text:p>
          </table:table-cell>
          <table:table-cell office:value-type="float" office:value="300" calcext:value-type="float">
            <text:p>300</text:p>
          </table:table-cell>
          <table:table-cell table:formula="of:=100"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100" office:value-type="float" office:value="100" calcext:value-type="float">
            <text:p>1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8966.10005547407" calcext:value-type="float">
            <text:p>$8,966.10</text:p>
          </table:table-cell>
          <table:table-cell/>
          <table:table-cell office:value-type="string" calcext:value-type="string">
            <text:p>pp</text:p>
          </table:table-cell>
          <table:table-cell office:value-type="float" office:value="200" calcext:value-type="float">
            <text:p>200</text:p>
          </table:table-cell>
          <table:table-cell table:formula="of:=75" office:value-type="float" office:value="75" calcext:value-type="float">
            <text:p>7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75" office:value-type="float" office:value="75" calcext:value-type="float">
            <text:p>75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/>
          <table:table-cell office:value-type="string" calcext:value-type="string">
            <text:p>shelf</text:p>
          </table:table-cell>
          <table:table-cell office:value-type="float" office:value="100" calcext:value-type="float">
            <text:p>100</text:p>
          </table:table-cell>
          <table:table-cell table:formula="of:=85"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85" office:value-type="float" office:value="85" calcext:value-type="float">
            <text:p>85</text:p>
          </table:table-cell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150" calcext:value-type="float">
            <text:p>$150.00</text:p>
          </table:table-cell>
          <table:table-cell table:number-columns-repeated="2"/>
          <table:table-cell table:formula="of:=SUM([.E4:.E11])" office:value-type="float" office:value="10700" calcext:value-type="float">
            <text:p>10700</text:p>
          </table:table-cell>
          <table:table-cell table:formula="of:=SUM([.F4:.F11])" office:value-type="float" office:value="8635" calcext:value-type="float">
            <text:p>8635</text:p>
          </table:table-cell>
          <table:table-cell/>
          <table:table-cell table:formula="of:=SUM([.H4:.H11])" office:value-type="float" office:value="1350" calcext:value-type="float">
            <text:p>1350</text:p>
          </table:table-cell>
          <table:table-cell table:formula="of:=SUM([.I4:.I11])" office:value-type="float" office:value="860" calcext:value-type="float">
            <text:p>860</text:p>
          </table:table-cell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9116.10005547407" calcext:value-type="float">
            <text:p>$9,116.1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64.666901608748" calcext:value-type="float">
            <text:p>$264.67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638.127003883185" calcext:value-type="float">
            <text:p>$638.13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10018.893960966" calcext:value-type="float">
            <text:p>$10,018.89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10018.893960966" calcext:value-type="float">
            <text:p>$10,018.89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1052.79390549193" calcext:value-type="float">
            <text:p>$1,052.79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12500" calcext:value-type="float">
            <text:p>$12,500.00</text:p>
          </table:table-cell>
          <table:table-cell table:number-columns-repeated="2"/>
          <table:table-cell table:style-name="ce4" table:formula="of:=[.B19]-[.B17]" office:value-type="currency" office:currency="USD" office:value="2481.10603903399" calcext:value-type="currency">
            <text:p>$2,481.11</text:p>
          </table:table-cell>
          <table:table-cell table:number-columns-repeated="4"/>
        </table:table-row>
        <table:table-row table:style-name="ro1">
          <table:table-cell table:style-name="ce33"/>
          <table:table-cell table:style-name="ce75"/>
          <table:table-cell table:number-columns-repeated="2"/>
          <table:table-cell table:style-name="ce18" table:formula="of:=[.E19]/[.B19]" office:value-type="percentage" office:value="0.19848848312272" calcext:value-type="percentage">
            <text:p>19.85%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90" table:formula="of:=CEILING([.B9]/([.B19]-[.B18])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3"/>
          <table:table-cell table:style-name="ce75"/>
          <table:table-cell table:number-columns-repeated="7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2500" calcext:value-type="float">
            <text:p>$12,500.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4375" calcext:value-type="float">
            <text:p>$14,375.00</text:p>
          </table:table-cell>
          <table:table-cell table:number-columns-repeated="7"/>
        </table:table-row>
        <calcext:conditional-formats>
          <calcext:conditional-format calcext:target-range-address="'parallel-production-bundle'.B21:'parallel-production-bundle'.B21">
            <calcext:condition calcext:apply-style-name="ConditionalStyle_1" calcext:value="formula-is(LEN(TRIM([.B21]))&gt;0)" calcext:base-cell-address="'parallel-production-bundle'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.</number:text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 style:data-style-name="N2" text:time-value="14:36:01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7-10T20:53:31.437000000</dc:date>
    <meta:editing-duration>P34DT23H50M52S</meta:editing-duration>
    <meta:editing-cycles>38</meta:editing-cycles>
    <meta:generator>LibreOffice/5.4.1.2$Windows_x86 LibreOffice_project/ea7cb86e6eeb2bf3a5af73a8f7777ac570321527</meta:generator>
    <meta:document-statistic meta:table-count="10" meta:cell-count="861" meta:object-count="0"/>
  </office:meta>
</office:document-meta>
</file>